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7cm" draw:marker-end-width="0.357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48cm"/>
    </style:style>
    <style:style style:name="gr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8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12cm"/>
    </style:style>
    <style:style style:name="gr8" style:family="graphic" style:parent-style-name="standard">
      <style:graphic-properties draw:stroke="none" svg:stroke-color="#33ff99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44cm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ccff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6" style:family="graphic" style:parent-style-name="standard">
      <style:graphic-properties draw:fill-color="#3333ff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Arrow_20_concave" draw:marker-start-width="0.2cm" draw:marker-end="Arrow_20_concave" draw:marker-end-width="0.2cm" draw:fill="none" draw:textarea-vertical-align="middle"/>
    </style:style>
    <style:style style:name="gr18" style:family="graphic" style:parent-style-name="standard">
      <style:graphic-properties draw:stroke="none" svg:stroke-color="#b2b2b2" draw:fill="none" draw:fill-color="#ffffff" fo:min-height="0.4cm"/>
    </style:style>
    <style:style style:name="gr19" style:family="graphic" style:parent-style-name="standard">
      <style:graphic-properties draw:stroke="none" svg:stroke-color="#000000" draw:fill="none" draw:fill-color="#ffffff" fo:min-height="0.45cm"/>
    </style:style>
    <style:style style:name="gr20" style:family="graphic" style:parent-style-name="standard">
      <style:graphic-properties draw:stroke="none" svg:stroke-color="#000000" draw:fill="none" draw:fill-color="#ffffff" fo:min-height="0.4cm"/>
    </style:style>
    <style:style style:name="gr21" style:family="graphic" style:parent-style-name="objectwithoutfill">
      <style:graphic-properties svg:stroke-color="#b2b2b2" draw:marker-start="Arrow_20_concave" draw:marker-start-width="0.2cm" draw:marker-end="Arrow_20_concave" draw:marker-end-width="0.2cm" draw:fill="none" draw:textarea-vertical-align="middle"/>
    </style:style>
    <style:style style:name="gr22" style:family="graphic" style:parent-style-name="objectwithoutfill">
      <style:graphic-properties svg:stroke-color="#999999" draw:marker-start="Arrow_20_concave" draw:marker-start-width="0.2cm" draw:marker-end="Arrow_20_concave" draw:marker-end-width="0.2cm" draw:fill="none" draw:textarea-vertical-align="middle"/>
    </style:style>
    <style:style style:name="gr23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fill-color="#9933ff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draw:marker-end="Arrow_20_concave" draw:marker-end-width="0.3cm" draw:fill="none" draw:textarea-vertical-align="middle"/>
    </style:style>
    <style:style style:name="gr26" style:family="graphic" style:parent-style-name="standard">
      <style:graphic-properties draw:stroke="dash" draw:stroke-dash="Fine_20_Dashed" draw:opacity="50%" draw:textarea-horizontal-align="justify" draw:textarea-vertical-align="middle" draw:auto-grow-height="false" draw:shadow-opacity="50%"/>
    </style:style>
    <style:style style:name="gr27" style:family="graphic" style:parent-style-name="standard">
      <style:graphic-properties draw:fill-color="#ffffff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385cm"/>
    </style:style>
    <style:style style:name="gr33" style:family="graphic" style:parent-style-name="standard">
      <style:graphic-properties draw:stroke="none" svg:stroke-color="#000000" draw:fill="none" draw:fill-color="#ffffff" fo:min-height="0.254cm"/>
    </style:style>
    <style:style style:name="gr34" style:family="graphic" style:parent-style-name="standard">
      <style:graphic-properties draw:stroke="none" svg:stroke-color="#000000" draw:fill="none" draw:fill-color="#ffffff" fo:min-height="0.381cm"/>
    </style:style>
    <style:style style:name="gr35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svg:stroke-color="#000000" draw:marker-start="Arrow_20_concave" draw:marker-start-width="0.2cm" draw:marker-end="Arrow_20_concave" draw:marker-end-width="0.2cm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131cm"/>
    </style:style>
    <style:style style:name="gr39" style:family="graphic" style:parent-style-name="standard">
      <style:graphic-properties draw:fill-color="#ff33ff" draw:textarea-horizontal-align="justify" draw:textarea-vertical-align="middle" draw:auto-grow-height="false"/>
    </style:style>
    <style:style style:name="gr40" style:family="graphic" style:parent-style-name="standard">
      <style:graphic-properties svg:stroke-color="#ffffff" svg:stroke-opacity="0%" draw:fill="solid"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13pt" style:font-size-asian="13pt" style:font-size-complex="13pt"/>
    </style:style>
    <style:style style:name="P3" style:family="paragraph">
      <style:text-properties fo:color="#0000cc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color="#cc0000"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color="#009900" fo:font-size="14pt" style:font-size-asian="14pt" style:font-size-complex="14pt"/>
    </style:style>
    <style:style style:name="P6" style:family="paragraph">
      <style:text-properties fo:font-size="12pt"/>
    </style:style>
    <style:style style:name="P7" style:family="paragraph">
      <style:text-properties fo:color="#666666"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style:text-properties fo:color="#ff3333" fo:font-size="8pt" style:font-size-asian="8pt" style:font-size-complex="8pt"/>
    </style:style>
    <style:style style:name="P13" style:family="paragraph">
      <style:text-properties style:use-window-font-color="true" fo:font-size="8pt" style:font-size-asian="8pt" style:font-size-complex="8pt"/>
    </style:style>
    <style:style style:name="T1" style:family="text">
      <style:text-properties fo:color="#666666" fo:font-size="13pt" style:font-size-asian="13pt" style:font-size-complex="13pt"/>
    </style:style>
    <style:style style:name="T2" style:family="text">
      <style:text-properties fo:color="#0000cc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cc0000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009900" fo:font-size="14pt" style:font-size-asian="14pt" style:font-size-complex="14pt"/>
    </style:style>
    <style:style style:name="T5" style:family="text">
      <style:text-properties fo:color="#666666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ff3333" fo:font-size="8pt" style:font-size-asian="8pt" style:font-size-complex="8pt"/>
    </style:style>
    <style:style style:name="T10" style:family="text">
      <style:text-properties style:use-window-font-color="tru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149cm" svg:height="0.13cm" svg:x="9.157cm" svg:y="8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149cm" svg:height="0.13cm" svg:x="12.43cm" svg:y="8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148cm" svg:height="0.13cm" svg:x="10.434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505cm" svg:y1="8.493cm" svg:x2="10.561cm" svg:y2="8.91cm" draw:start-shape="id1" draw:start-glue-point="4" draw:end-shape="id2" draw:end-glue-point="11" svg:d="M12505 8493c0-789-1944-997-1944 417" svg:viewBox="0 0 1945 1037">
          <text:p/>
        </draw:connector>
        <draw:connector draw:style-name="gr4" draw:text-style-name="P1" draw:layer="layout" draw:type="curve" svg:x1="10.508cm" svg:y1="9.021cm" svg:x2="9.232cm" svg:y2="8.964cm" draw:start-shape="id2" draw:start-glue-point="8" draw:end-shape="id3" draw:end-glue-point="8" svg:d="M10508 9021c0 790-1276 819-1276-57" svg:viewBox="0 0 1277 654">
          <text:p/>
        </draw:connector>
        <draw:connector draw:style-name="gr3" draw:text-style-name="P1" draw:layer="layout" draw:type="curve" svg:x1="9.232cm" svg:y1="8.834cm" svg:x2="10.508cm" svg:y2="8.891cm" draw:start-shape="id3" draw:start-glue-point="4" draw:end-shape="id2" draw:end-glue-point="4" svg:d="M9232 8834c0-789 1276-817 1276 57" svg:viewBox="0 0 1277 653">
          <text:p/>
        </draw:connector>
        <draw:frame draw:style-name="gr5" draw:text-style-name="P2" draw:layer="layout" svg:width="1.493cm" svg:height="0.763cm" svg:x="10.652cm" svg:y="8.112cm">
          <draw:text-box>
            <text:p><text:span text:style-name="T1">Alice</text:span></text:p>
          </draw:text-box>
        </draw:frame>
        <draw:frame draw:style-name="gr6" draw:text-style-name="P2" draw:layer="layout" svg:width="1.315cm" svg:height="1.143cm" svg:x="8.067cm" svg:y="8.493cm">
          <draw:text-box>
            <text:p><text:span text:style-name="T1">Bob</text:span></text:p>
          </draw:text-box>
        </draw:frame>
        <draw:frame draw:style-name="gr7" draw:text-style-name="P2" draw:layer="layout" svg:width="1.239cm" svg:height="0.763cm" svg:x="12.43cm" svg:y="7.731cm">
          <draw:text-box>
            <text:p><text:span text:style-name="T1">Luc</text:span></text:p>
          </draw:text-box>
        </draw:frame>
        <draw:frame draw:style-name="gr8" draw:text-style-name="P3" draw:layer="layout" svg:width="1.137cm" svg:height="0.806cm" svg:x="9.255cm" svg:y="7.56cm">
          <draw:text-box>
            <text:p><text:span text:style-name="T2">Co</text:span></text:p>
          </draw:text-box>
        </draw:frame>
        <draw:frame draw:style-name="gr9" draw:text-style-name="P4" draw:layer="layout" svg:width="1.078cm" svg:height="0.806cm" svg:x="8.874cm" svg:y="9.509cm">
          <draw:text-box>
            <text:p><text:span text:style-name="T3">Fe</text:span></text:p>
          </draw:text-box>
        </draw:frame>
        <draw:custom-shape draw:style-name="gr2" draw:text-style-name="P1" xml:id="id4" draw:id="id4" draw:layer="layout" svg:width="0.149cm" svg:height="0.13cm" svg:x="11.519cm" svg:y="9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975cm" svg:height="0.763cm" svg:x="11.598cm" svg:y="9.762cm">
          <draw:text-box>
            <text:p><text:span text:style-name="T1">Mallory</text:span></text:p>
          </draw:text-box>
        </draw:frame>
        <draw:connector draw:style-name="gr4" draw:text-style-name="P1" draw:layer="layout" draw:type="curve" svg:x1="10.561cm" svg:y1="9.002cm" svg:x2="11.519cm" svg:y2="9.828cm" draw:start-shape="id2" draw:start-glue-point="9" draw:end-shape="id4" draw:end-glue-point="6" svg:d="M10561 9002c0 551 319 826 958 826" svg:viewBox="0 0 959 827">
          <text:p/>
        </draw:connector>
        <draw:connector draw:style-name="gr11" draw:text-style-name="P1" draw:layer="layout" draw:type="curve" svg:x1="11.668cm" svg:y1="9.828cm" svg:x2="12.505cm" svg:y2="8.623cm" draw:start-shape="id4" draw:start-glue-point="10" draw:end-shape="id1" draw:end-glue-point="8" svg:d="M11668 9828c558 0 837-401 837-1205" svg:viewBox="0 0 838 1206">
          <text:p/>
        </draw:connector>
        <draw:frame draw:style-name="gr12" draw:text-style-name="P5" draw:layer="layout" svg:width="0.972cm" svg:height="0.835cm" svg:x="12.474cm" svg:y="9.001cm">
          <draw:text-box>
            <text:p><text:span text:style-name="T4">Ni</text:span></text:p>
          </draw:text-box>
        </draw:frame>
        <draw:frame draw:style-name="gr8" draw:text-style-name="P3" draw:layer="layout" svg:width="1.137cm" svg:height="0.806cm" svg:x="10.912cm" svg:y="7.096cm">
          <draw:text-box>
            <text:p><text:span text:style-name="T2">Co</text:span></text:p>
          </draw:text-box>
        </draw:frame>
        <draw:frame draw:style-name="gr9" draw:text-style-name="P4" draw:layer="layout" svg:width="1.078cm" svg:height="0.806cm" svg:x="10.336cm" svg:y="9.636cm">
          <draw:text-box>
            <text:p><text:span text:style-name="T3">Fe</text:span></text:p>
          </draw:text-box>
        </draw:frame>
      </draw:page>
      <draw:page draw:name="page2" draw:style-name="dp1" draw:master-page-name="Default">
        <draw:custom-shape draw:style-name="gr13" draw:text-style-name="P6" xml:id="id6" draw:id="id6" draw:layer="layout" svg:width="1.304cm" svg:height="1.257cm" svg:x="11.964cm" svg:y="9.0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6" xml:id="id7" draw:id="id7" draw:layer="layout" svg:width="0.925cm" svg:height="0.948cm" svg:x="9.346cm" svg:y="9.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xml:id="id5" draw:id="id5" draw:layer="layout" svg:width="0.805cm" svg:height="0.83cm" svg:x="9.346cm" svg:y="8.1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6" xml:id="id8" draw:id="id8" draw:layer="layout" svg:width="0.403cm" svg:height="1.207cm" svg:x="9.643cm" svg:y="10.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" draw:layer="layout" draw:type="curve" svg:x1="10.151cm" svg:y1="8.535cm" svg:x2="12.616cm" svg:y2="9.082cm" draw:start-shape="id5" draw:start-glue-point="8" draw:end-shape="id6" draw:end-glue-point="5" svg:d="M10151 8535c1644 0 2465 182 2465 547" svg:viewBox="0 0 2466 548">
          <text:p/>
        </draw:connector>
        <draw:connector draw:style-name="gr17" draw:text-style-name="P1" draw:layer="layout" draw:type="curve" svg:x1="10.271cm" svg:y1="9.724cm" svg:x2="11.964cm" svg:y2="9.711cm" draw:start-shape="id7" draw:start-glue-point="8" draw:end-shape="id6" draw:end-glue-point="6" svg:d="M10271 9724c1270 0 424-13 1693-13" svg:viewBox="0 0 1694 14">
          <text:p/>
        </draw:connector>
        <draw:connector draw:style-name="gr17" draw:text-style-name="P1" draw:layer="layout" draw:type="curve" svg:x1="10.046cm" svg:y1="11.254cm" svg:x2="12.616cm" svg:y2="10.339cm" draw:start-shape="id8" draw:start-glue-point="8" draw:end-shape="id6" draw:end-glue-point="7" svg:d="M10046 11254c1714 0 2570-305 2570-915" svg:viewBox="0 0 2571 916">
          <text:p/>
        </draw:connector>
        <draw:frame draw:style-name="gr18" draw:text-style-name="P7" xml:id="id9" draw:id="id9" draw:layer="layout" svg:width="1.7cm" svg:height="0.65cm" svg:x="6.046cm" svg:y="9.4cm">
          <draw:text-box>
            <text:p><text:span text:style-name="T5">owners</text:span></text:p>
          </draw:text-box>
        </draw:frame>
        <draw:frame draw:style-name="gr19" draw:text-style-name="P8" draw:layer="layout" svg:width="2.4cm" svg:height="0.7cm" svg:x="11.046cm" svg:y="7.35cm">
          <draw:text-box>
            <text:p><text:span text:style-name="T6">order book</text:span></text:p>
          </draw:text-box>
        </draw:frame>
        <draw:frame draw:style-name="gr20" draw:text-style-name="P8" draw:layer="layout" svg:width="1.7cm" svg:height="0.65cm" svg:x="8.946cm" svg:y="7.35cm">
          <draw:text-box>
            <text:p><text:span text:style-name="T6">users</text:span></text:p>
          </draw:text-box>
        </draw:frame>
        <draw:frame draw:style-name="gr20" draw:text-style-name="P8" draw:layer="layout" svg:width="2.4cm" svg:height="0.65cm" svg:x="5.846cm" svg:y="7.35cm">
          <draw:text-box>
            <text:p><text:span text:style-name="T6">participants</text:span></text:p>
          </draw:text-box>
        </draw:frame>
        <draw:connector draw:style-name="gr21" draw:text-style-name="P1" draw:layer="layout" draw:type="curve" svg:x1="7.746cm" svg:y1="9.725cm" svg:x2="9.346cm" svg:y2="8.535cm" draw:start-shape="id9" draw:start-glue-point="1" draw:end-shape="id5" draw:end-glue-point="6" svg:d="M7746 9725c1198 0 399-1190 1600-1190" svg:viewBox="0 0 1601 1191">
          <text:p/>
        </draw:connector>
        <draw:connector draw:style-name="gr21" draw:text-style-name="P1" draw:layer="layout" draw:type="curve" svg:x1="7.746cm" svg:y1="9.725cm" svg:x2="9.346cm" svg:y2="9.724cm" draw:start-shape="id9" draw:start-glue-point="1" draw:end-shape="id7" svg:d="M7746 9725c1198 0 399-1 1600-1" svg:viewBox="0 0 1601 2">
          <text:p/>
        </draw:connector>
        <draw:connector draw:style-name="gr22" draw:text-style-name="P1" draw:layer="layout" draw:type="curve" svg:x1="7.746cm" svg:y1="9.725cm" svg:x2="9.643cm" svg:y2="11.254cm" draw:start-shape="id9" draw:start-glue-point="1" draw:end-shape="id8" draw:end-glue-point="6" svg:d="M7746 9725c1422 0 474 1529 1897 1529" svg:viewBox="0 0 1898 1530">
          <text:p/>
        </draw:connector>
      </draw:page>
      <draw:page draw:name="page3" draw:style-name="dp1" draw:master-page-name="Default">
        <draw:custom-shape draw:style-name="gr23" draw:text-style-name="P9" xml:id="id10" draw:id="id10" draw:layer="layout" svg:width="2.667cm" svg:height="0.762cm" svg:x="9.509cm" svg:y="7.604cm">
          <text:p text:style-name="P1"><text:span text:style-name="T7">Root</text:span></text:p>
          <text:p text:style-name="P1"><text:span text:style-name="T7">openbarter.org.crt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794cm" svg:height="0.762cm" svg:x="7.985cm" svg:y="9.255cm">
          <text:p text:style-name="P1"><text:span text:style-name="T7">srv.openbarter.org.key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11" draw:id="id11" draw:layer="layout" svg:width="2.794cm" svg:height="0.762cm" svg:x="7.858cm" svg:y="9.001cm">
          <text:p text:style-name="P1"><text:span text:style-name="T7">srv.openbarter.org.crt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794cm" svg:height="0.762cm" svg:x="11.16cm" svg:y="9.255cm">
          <text:p text:style-name="P1"><text:span text:style-name="T7">heol_fr.key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12" draw:id="id12" draw:layer="layout" svg:width="2.794cm" svg:height="0.762cm" svg:x="11.033cm" svg:y="9.001cm">
          <text:p text:style-name="P1"><text:span text:style-name="T7">heol_fr.cr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svg:x1="10.842cm" svg:y1="8.366cm" svg:x2="9.255cm" svg:y2="9.001cm" draw:start-shape="id10" draw:start-glue-point="2" draw:end-shape="id11" draw:end-glue-point="0" svg:d="M10842 8366c0 477-1587 160-1587 635" svg:viewBox="0 0 1588 636">
          <text:p/>
        </draw:connector>
        <draw:connector draw:style-name="gr25" draw:text-style-name="P1" draw:layer="layout" draw:type="curve" draw:line-skew="0.249cm" svg:x1="10.843cm" svg:y1="8.367cm" svg:x2="12.43cm" svg:y2="9.001cm" draw:end-shape="id12" svg:d="M10843 8367c0 474 1587 157 1587 634" svg:viewBox="0 0 1588 635">
          <text:p/>
        </draw:connector>
      </draw:page>
      <draw:page draw:name="page4" draw:style-name="dp1" draw:master-page-name="Default">
        <draw:custom-shape draw:style-name="gr26" draw:text-style-name="P1" draw:layer="layout" svg:width="6.096cm" svg:height="3.937cm" svg:x="10.779cm" svg:y="7.8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6.096cm" svg:height="3.937cm" svg:x="3.921cm" svg:y="7.85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097cm" svg:height="0.573cm" svg:x="5.699cm" svg:y="7.35cm">
          <draw:text-box>
            <text:p><text:span text:style-name="T7">Postgres SSL server</text:span></text:p>
          </draw:text-box>
        </draw:frame>
        <draw:custom-shape draw:style-name="gr27" draw:text-style-name="P11" xml:id="id14" draw:id="id14" draw:layer="layout" svg:width="3.048cm" svg:height="1.27cm" svg:x="6.842cm" svg:y="8.239cm">
          <text:p text:style-name="P1"><text:span text:style-name="T8">srv.openbarter.org.crt</text:span>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.667cm" svg:height="0.573cm" svg:x="6.715cm" svg:y="8.112cm">
          <draw:text-box>
            <text:p><text:span text:style-name="T7">Server certificate</text:span></text:p>
          </draw:text-box>
        </draw:frame>
        <draw:custom-shape draw:style-name="gr27" draw:text-style-name="P11" draw:layer="layout" svg:width="2.667cm" svg:height="1.27cm" svg:x="4.048cm" svg:y="8.239cm">
          <text:p text:style-name="P1"><text:span text:style-name="T8">openbarter.org.crt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178cm" svg:height="0.573cm" svg:x="3.921cm" svg:y="8.112cm">
          <draw:text-box>
            <text:p><text:span text:style-name="T7">CA certificate</text:span></text:p>
          </draw:text-box>
        </draw:frame>
        <draw:frame draw:style-name="gr29" draw:text-style-name="P10" draw:layer="layout" svg:width="2.974cm" svg:height="0.573cm" svg:x="12.631cm" svg:y="7.35cm">
          <draw:text-box>
            <text:p><text:span text:style-name="T7">Postgres SSL client</text:span></text:p>
          </draw:text-box>
        </draw:frame>
        <draw:custom-shape draw:style-name="gr27" draw:text-style-name="P11" xml:id="id13" draw:id="id13" draw:layer="layout" svg:width="2.921cm" svg:height="1.27cm" svg:x="10.906cm" svg:y="8.239cm">
          <text:p text:style-name="P1"><text:span text:style-name="T8">heol_fr.crt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26cm" svg:height="0.573cm" svg:x="10.779cm" svg:y="8.112cm">
          <draw:text-box>
            <text:p><text:span text:style-name="T7">Client certificate</text:span></text:p>
          </draw:text-box>
        </draw:frame>
        <draw:custom-shape draw:style-name="gr27" draw:text-style-name="P11" draw:layer="layout" svg:width="2.794cm" svg:height="1.27cm" svg:x="13.954cm" svg:y="8.239cm">
          <text:p text:style-name="P1"><text:span text:style-name="T8">openbarter.org.crt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178cm" svg:height="0.573cm" svg:x="13.954cm" svg:y="8.112cm">
          <draw:text-box>
            <text:p><text:span text:style-name="T7">CA certificate</text:span></text:p>
          </draw:text-box>
        </draw:frame>
        <draw:custom-shape draw:style-name="gr30" draw:text-style-name="P9" xml:id="id16" draw:id="id16" draw:layer="layout" svg:width="2.54cm" svg:height="1.016cm" svg:x="5.826cm" svg:y="10.271cm">
          <text:p text:style-name="P1"><text:span text:style-name="T7">certificate </text:span></text:p>
          <text:p text:style-name="P1"><text:span text:style-name="T7">verific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5" draw:text-style-name="P1" draw:layer="layout" draw:type="curve" draw:line-skew="-0.503cm" svg:x1="12.366cm" svg:y1="9.509cm" svg:x2="7.097cm" svg:y2="10.272cm" draw:start-shape="id13" draw:start-glue-point="2" svg:d="M12366 9509c0 193-5269-188-5269 763" svg:viewBox="0 0 5270 764">
          <text:p/>
        </draw:connector>
        <draw:custom-shape draw:style-name="gr30" draw:text-style-name="P9" xml:id="id15" draw:id="id15" draw:layer="layout" svg:width="2.54cm" svg:height="1.016cm" svg:x="12.811cm" svg:y="10.271cm">
          <text:p text:style-name="P1"><text:span text:style-name="T7">certificate </text:span></text:p>
          <text:p text:style-name="P1"><text:span text:style-name="T7">verific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1" draw:text-style-name="P1" draw:layer="layout" draw:type="curve" draw:line-skew="-0.245cm" svg:x1="8.366cm" svg:y1="9.509cm" svg:x2="14.081cm" svg:y2="10.271cm" draw:start-shape="id14" draw:start-glue-point="2" draw:end-shape="id15" draw:end-glue-point="4" svg:d="M8366 9509c0 384 2985 256 2985 258 0 3 2730-247 2730 504" svg:viewBox="0 0 5716 763">
          <text:p/>
        </draw:connector>
        <draw:frame draw:style-name="gr32" draw:text-style-name="P12" xml:id="id17" draw:id="id17" draw:layer="layout" svg:width="1.778cm" svg:height="0.635cm" svg:x="4.006cm" svg:y="11.075cm">
          <draw:text-box>
            <text:p><text:span text:style-name="T9">failure</text:span></text:p>
          </draw:text-box>
        </draw:frame>
        <draw:frame draw:style-name="gr32" draw:text-style-name="P13" xml:id="id18" draw:id="id18" draw:layer="layout" svg:width="1.778cm" svg:height="0.635cm" svg:x="8.366cm" svg:y="11.033cm">
          <draw:text-box>
            <text:p><text:span text:style-name="T10">success</text:span></text:p>
          </draw:text-box>
        </draw:frame>
        <draw:frame draw:style-name="gr32" draw:text-style-name="P12" xml:id="id20" draw:id="id20" draw:layer="layout" svg:width="1.778cm" svg:height="0.635cm" svg:x="11.287cm" svg:y="11.033cm">
          <draw:text-box>
            <text:p><text:span text:style-name="T9">failure</text:span></text:p>
          </draw:text-box>
        </draw:frame>
        <draw:frame draw:style-name="gr32" draw:text-style-name="P10" xml:id="id19" draw:id="id19" draw:layer="layout" svg:width="1.778cm" svg:height="0.635cm" svg:x="15.351cm" svg:y="11.033cm">
          <draw:text-box>
            <text:p><text:span text:style-name="T7">success</text:span></text:p>
          </draw:text-box>
        </draw:frame>
        <draw:connector draw:style-name="gr25" draw:text-style-name="P1" draw:layer="layout" draw:type="curve" svg:x1="5.826cm" svg:y1="10.779cm" svg:x2="4.895cm" svg:y2="11.075cm" draw:start-shape="id16" draw:start-glue-point="5" draw:end-shape="id17" draw:end-glue-point="0" svg:d="M5826 10779c-621 0-931 98-931 296" svg:viewBox="0 0 932 297">
          <text:p/>
        </draw:connector>
        <draw:connector draw:style-name="gr25" draw:text-style-name="P1" draw:layer="layout" draw:type="curve" svg:x1="8.366cm" svg:y1="10.779cm" svg:x2="9.255cm" svg:y2="11.033cm" draw:start-shape="id16" draw:start-glue-point="7" draw:end-shape="id18" draw:end-glue-point="0" svg:d="M8366 10779c593 0 889 84 889 254" svg:viewBox="0 0 890 255">
          <text:p/>
        </draw:connector>
        <draw:connector draw:style-name="gr25" draw:text-style-name="P1" draw:layer="layout" draw:type="curve" svg:x1="15.351cm" svg:y1="10.779cm" svg:x2="16.24cm" svg:y2="11.033cm" draw:start-shape="id15" draw:start-glue-point="7" draw:end-shape="id19" draw:end-glue-point="0" svg:d="M15351 10779c593 0 889 84 889 254" svg:viewBox="0 0 890 255">
          <text:p/>
        </draw:connector>
        <draw:connector draw:style-name="gr25" draw:text-style-name="P1" draw:layer="layout" draw:type="curve" svg:x1="12.811cm" svg:y1="10.779cm" svg:x2="12.176cm" svg:y2="11.033cm" draw:start-shape="id15" draw:start-glue-point="5" draw:end-shape="id20" draw:end-glue-point="0" svg:d="M12811 10779c-424 0-635 84-635 254" svg:viewBox="0 0 636 255">
          <text:p/>
        </draw:connector>
      </draw:page>
      <draw:page draw:name="page5" draw:style-name="dp1" draw:master-page-name="Default">
        <draw:line draw:style-name="gr25" draw:text-style-name="P1" draw:layer="layout" svg:x1="4.683cm" svg:y1="9.128cm" svg:x2="16.367cm" svg:y2="9.128cm">
          <text:p/>
        </draw:line>
        <draw:frame draw:style-name="gr33" draw:text-style-name="P10" draw:layer="layout" svg:width="1.143cm" svg:height="0.573cm" svg:x="14.716cm" svg:y="9.259cm">
          <draw:text-box>
            <text:p><text:span text:style-name="T7">time</text:span></text:p>
          </draw:text-box>
        </draw:frame>
        <draw:frame draw:style-name="gr34" draw:text-style-name="P10" draw:layer="layout" svg:width="1.397cm" svg:height="0.631cm" svg:x="6.588cm" svg:y="9.128cm">
          <draw:text-box>
            <text:p><text:span text:style-name="T7">0 <text:s/>h</text:span></text:p>
          </draw:text-box>
        </draw:frame>
        <draw:frame draw:style-name="gr34" draw:text-style-name="P10" draw:layer="layout" svg:width="1.397cm" svg:height="0.631cm" svg:x="13.319cm" svg:y="9.128cm">
          <draw:text-box>
            <text:p><text:span text:style-name="T7">0 <text:s/>h</text:span></text:p>
          </draw:text-box>
        </draw:frame>
        <draw:custom-shape draw:style-name="gr35" draw:text-style-name="P9" draw:layer="layout" svg:width="5.334cm" svg:height="1.016cm" svg:x="7.985cm" svg:y="5.953cm">
          <text:p text:style-name="P1"><text:span text:style-name="T7">opened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45cm" svg:height="0.573cm" svg:x="3.667cm" svg:y="6.142cm">
          <draw:text-box>
            <text:p text:style-name="P1"><text:span text:style-name="T7">Market </text:span></text:p>
          </draw:text-box>
        </draw:frame>
        <draw:custom-shape draw:style-name="gr35" draw:text-style-name="P9" draw:layer="layout" svg:width="1.397cm" svg:height="1.016cm" svg:x="14.462cm" svg:y="5.953cm">
          <text:p text:style-name="P1"><text:span text:style-name="T7">opened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524cm" svg:height="1.016cm" svg:x="5.064cm" svg:y="5.953cm">
          <text:p text:style-name="P1"><text:span text:style-name="T7">opened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7.096cm" svg:y1="9.128cm" svg:x2="7.096cm" svg:y2="5.191cm">
          <text:p/>
        </draw:line>
        <draw:line draw:style-name="gr37" draw:text-style-name="P1" draw:layer="layout" svg:x1="7.096cm" svg:y1="5.449cm" svg:x2="7.985cm" svg:y2="5.449cm">
          <text:p/>
        </draw:line>
        <draw:frame draw:style-name="gr34" draw:text-style-name="P10" draw:layer="layout" svg:width="1.397cm" svg:height="0.631cm" svg:x="6.969cm" svg:y="4.937cm">
          <draw:text-box>
            <text:p><text:span text:style-name="T7">30 min</text:span></text:p>
          </draw:text-box>
        </draw:frame>
        <draw:line draw:style-name="gr37" draw:text-style-name="P1" draw:layer="layout" svg:x1="7.985cm" svg:y1="5.449cm" svg:x2="13.319cm" svg:y2="5.449cm">
          <text:p/>
        </draw:line>
        <draw:frame draw:style-name="gr38" draw:text-style-name="P10" draw:layer="layout" svg:width="1.905cm" svg:height="0.573cm" svg:x="9.763cm" svg:y="4.999cm">
          <draw:text-box>
            <text:p><text:span text:style-name="T7">23 hours</text:span></text:p>
          </draw:text-box>
        </draw:frame>
        <draw:line draw:style-name="gr36" draw:text-style-name="P1" draw:layer="layout" svg:x1="7.985cm" svg:y1="7.604cm" svg:x2="7.985cm" svg:y2="5.318cm">
          <text:p/>
        </draw:line>
        <draw:line draw:style-name="gr36" draw:text-style-name="P1" draw:layer="layout" svg:x1="13.319cm" svg:y1="6.969cm" svg:x2="13.319cm" svg:y2="5.191cm">
          <text:p/>
        </draw:line>
        <draw:frame draw:style-name="gr9" draw:text-style-name="P10" draw:layer="layout" svg:width="1.306cm" svg:height="0.573cm" svg:x="3.667cm" svg:y="7.793cm">
          <draw:text-box>
            <text:p text:style-name="P1"><text:span text:style-name="T7">Phase</text:span></text:p>
          </draw:text-box>
        </draw:frame>
        <draw:frame draw:style-name="gr34" draw:text-style-name="P10" draw:layer="layout" svg:width="1.905cm" svg:height="0.631cm" svg:x="9.509cm" svg:y="8.624cm">
          <draw:text-box>
            <text:p><text:span text:style-name="T7">Day n</text:span></text:p>
          </draw:text-box>
        </draw:frame>
        <draw:line draw:style-name="gr36" draw:text-style-name="P1" draw:layer="layout" svg:x1="13.827cm" svg:y1="9.128cm" svg:x2="13.827cm" svg:y2="5.191cm">
          <text:p/>
        </draw:line>
        <draw:frame draw:style-name="gr34" draw:text-style-name="P10" draw:layer="layout" svg:width="1.905cm" svg:height="0.631cm" svg:x="14.335cm" svg:y="8.624cm">
          <draw:text-box>
            <text:p><text:span text:style-name="T7">Day n+1</text:span></text:p>
          </draw:text-box>
        </draw:frame>
        <draw:frame draw:style-name="gr34" draw:text-style-name="P10" draw:layer="layout" svg:width="1.905cm" svg:height="0.631cm" svg:x="4.937cm" svg:y="8.62cm">
          <draw:text-box>
            <text:p><text:span text:style-name="T7">Day n-1</text:span></text:p>
          </draw:text-box>
        </draw:frame>
        <draw:custom-shape draw:style-name="gr30" draw:text-style-name="P9" draw:layer="layout" svg:width="0.629cm" svg:height="5.585cm" draw:transform="rotate (1.5707963267949) translate (7.988cm 8.487cm)">
          <text:p text:style-name="P1"><text:span text:style-name="T7">1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1.016cm" svg:height="0.254cm" draw:transform="rotate (1.5707963267949) translate (13.319cm 6.969cm)">
          <text:p text:style-name="P1"><text:span text:style-name="T7">clos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1.016cm" svg:height="0.316cm" draw:transform="rotate (1.5707963267949) translate (6.588cm 6.969cm)">
          <text:p text:style-name="P1"><text:span text:style-name="T7">closing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3.573cm" svg:y1="8.493cm" svg:x2="13.573cm" svg:y2="5.953cm">
          <text:p/>
        </draw:line>
        <draw:custom-shape draw:style-name="gr30" draw:text-style-name="P9" draw:layer="layout" svg:width="0.629cm" svg:height="0.254cm" draw:transform="rotate (1.5707963267949) translate (13.573cm 8.487cm)">
          <text:p text:style-name="P1"><text:span text:style-name="T7">2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0.629cm" svg:height="0.891cm" draw:transform="rotate (1.5707963267949) translate (7.094cm 8.487cm)">
          <text:p text:style-name="P1"><text:span text:style-name="T7">0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layout" svg:width="2.286cm" svg:height="0.516cm" draw:transform="rotate (1.5707963267949) translate (7.469cm 7.985cm)">
          <text:p text:style-name="P1"><text:span text:style-name="T7">VACUUM FUL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3T07:06:32.917847658</meta:creation-date>
    <dc:date>2014-06-09T10:15:14.541190905</dc:date>
    <meta:editing-duration>PT3H1M10S</meta:editing-duration>
    <meta:editing-cycles>8</meta:editing-cycles>
    <meta:generator>LibreOffice/4.2.3.3$Linux_X86_64 LibreOffice_project/420m0$Build-3</meta:generator>
    <meta:document-statistic meta:object-count="90"/>
  </office:meta>
</office:document-meta>
</file>